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34ee" officeooo:paragraph-rsid="000f34ee"/>
    </style:style>
    <style:style style:name="P2" style:family="paragraph" style:parent-style-name="Standard">
      <style:text-properties officeooo:rsid="000ea0ef" officeooo:paragraph-rsid="00111131"/>
    </style:style>
    <style:style style:name="P3" style:family="paragraph" style:parent-style-name="Standard">
      <style:text-properties officeooo:rsid="00111131" officeooo:paragraph-rsid="00111131"/>
    </style:style>
    <style:style style:name="T1" style:family="text">
      <style:text-properties officeooo:rsid="001111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itivismo --<text:span text:style-name="T1">&gt; </text:span><text:s/>16,17</text:p>
      <text:p text:style-name="P2"/>
      <text:p text:style-name="P3">Nedda, Verga --&gt; 110</text:p>
      <text:p text:style-name="P3"/>
      <text:p text:style-name="P1">Fantasticheria, Verga --<text:span text:style-name="T1">&gt; </text:span>170-17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4S</meta:editing-duration>
    <meta:editing-cycles>4</meta:editing-cycles>
    <meta:generator>LibreOffice/5.2.1.2$Windows_x86 LibreOffice_project/31dd62db80d4e60af04904455ec9c9219178d620</meta:generator>
    <dc:date>2017-10-02T17:55:49.656000000</dc:date>
    <meta:document-statistic meta:table-count="0" meta:image-count="0" meta:object-count="0" meta:page-count="1" meta:paragraph-count="3" meta:word-count="14" meta:character-count="75" meta:non-whitespace-character-count="66"/>
    <meta:user-defined meta:name="Info 1"/>
    <meta:user-defined meta:name="Info 2"/>
    <meta:user-defined meta:name="Info 3"/>
    <meta:user-defined meta:name="Info 4"/>
  </office:meta>
</office:document-meta>
</file>